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b3" officeooo:paragraph-rsid="0011d6b3"/>
    </style:style>
    <style:style style:name="P2" style:family="paragraph" style:parent-style-name="Standard">
      <style:paragraph-properties fo:text-align="center" style:justify-single-word="false"/>
      <style:text-properties officeooo:rsid="0011d6b3" officeooo:paragraph-rsid="0011d6b3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0-03-06T15:27:15.870723612" text:fixed="true">03/06/20</text:date></text:p>
      <text:p text:style-name="Standard"/>
      <text:p text:style-name="P2">No Reason</text:p>
      <text:p text:style-name="P2">by Kyle Eggleston</text:p>
      <text:p text:style-name="P1"/>
      <text:p text:style-name="P1"><text:tab/>I’ve come to the conclusion that there’s no reason to be alive. There’s no actual purpose to it. Why should there be a purpose to all this suffering and death. It doesn’t make any sense. There’s no reason for it at all. Step out of the box once in a while and see for yourself there’s nothing to be seen. If there’s nothing to be seen, then there’s nothing to be understood and we are g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4" meta:word-count="82" meta:character-count="425" meta:non-whitespace-character-count="346"/>
  </office:meta>
</office:document-meta>
</file>